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size="14pt" style:font-size-asian="14pt" style:font-size-complex="14pt" fo:language="en" fo:country="US"/>
    </style:style>
    <style:style style:name="P2" style:parent-style-name="Standard" style:family="paragraph">
      <style:text-properties fo:font-size="14pt" style:font-size-asian="14pt" style:font-size-complex="14pt" fo:language="en" fo:country="US"/>
    </style:style>
    <style:style style:name="P3" style:parent-style-name="Standard" style:family="paragraph">
      <style:text-properties fo:font-size="14pt" style:font-size-asian="14pt" style:font-size-complex="14pt" fo:language="en" fo:country="US"/>
    </style:style>
    <style:style style:name="P4" style:parent-style-name="Standard" style:family="paragraph">
      <style:text-properties fo:font-size="14pt" style:font-size-asian="14pt" style:font-size-complex="14pt" fo:language="en" fo:country="US"/>
    </style:style>
    <style:style style:name="P5" style:parent-style-name="Standard" style:family="paragraph">
      <style:text-properties fo:font-size="14pt" style:font-size-asian="14pt" style:font-size-complex="14pt" fo:language="en" fo:country="US"/>
    </style:style>
    <style:style style:name="P6" style:parent-style-name="Standard" style:family="paragraph">
      <style:text-properties fo:font-size="14pt" style:font-size-asian="14pt" style:font-size-complex="14pt" fo:language="en" fo:country="US"/>
    </style:style>
    <style:style style:name="P7" style:parent-style-name="Standard" style:family="paragraph">
      <style:text-properties fo:font-size="14pt" style:font-size-asian="14pt" style:font-size-complex="14pt" fo:language="en" fo:country="US"/>
    </style:style>
    <style:style style:name="P8" style:parent-style-name="Standard" style:family="paragraph">
      <style:text-properties fo:font-size="14pt" style:font-size-asian="14pt" style:font-size-complex="14pt" fo:language="en" fo:country="US"/>
    </style:style>
    <style:style style:name="P9" style:parent-style-name="Standard" style:family="paragraph">
      <style:text-properties fo:font-size="14pt" style:font-size-asian="14pt" style:font-size-complex="14pt" fo:language="en" fo:country="US"/>
    </style:style>
    <style:style style:name="P10" style:parent-style-name="Standard" style:family="paragraph">
      <style:text-properties fo:font-size="14pt" style:font-size-asian="14pt" style:font-size-complex="14pt" fo:language="en" fo:country="US"/>
    </style:style>
    <style:style style:name="P11" style:parent-style-name="Standard" style:family="paragraph">
      <style:text-properties fo:font-size="14pt" style:font-size-asian="14pt" style:font-size-complex="14pt" fo:language="en" fo:country="US"/>
    </style:style>
    <style:style style:name="P12" style:parent-style-name="Standard" style:family="paragraph">
      <style:text-properties fo:font-size="14pt" style:font-size-asian="14pt" style:font-size-complex="14pt" fo:language="en" fo:country="US"/>
    </style:style>
    <style:style style:name="P13" style:parent-style-name="Standard" style:family="paragraph">
      <style:text-properties fo:font-size="14pt" style:font-size-asian="14pt" style:font-size-complex="14pt" fo:language="en" fo:country="US"/>
    </style:style>
    <style:style style:name="P14" style:parent-style-name="Standard" style:family="paragraph">
      <style:text-properties fo:font-size="14pt" style:font-size-asian="14pt" style:font-size-complex="14pt" fo:language="en" fo:country="US"/>
    </style:style>
    <style:style style:name="P15" style:parent-style-name="Standard" style:family="paragraph">
      <style:text-properties fo:font-size="14pt" style:font-size-asian="14pt" style:font-size-complex="14pt" fo:language="en" fo:country="US"/>
    </style:style>
    <style:style style:name="P16" style:parent-style-name="Standard" style:family="paragraph">
      <style:text-properties fo:font-size="14pt" style:font-size-asian="14pt" style:font-size-complex="14pt" fo:language="en" fo:country="US"/>
    </style:style>
    <style:style style:name="P17" style:parent-style-name="Standard" style:family="paragraph">
      <style:text-properties fo:font-size="14pt" style:font-size-asian="14pt" style:font-size-complex="14pt" fo:language="en" fo:country="US"/>
    </style:style>
    <style:style style:name="P18" style:parent-style-name="Standard" style:family="paragraph">
      <style:text-properties fo:font-size="14pt" style:font-size-asian="14pt" style:font-size-complex="14pt" fo:language="en" fo:country="US"/>
    </style:style>
    <style:style style:name="P19" style:parent-style-name="Standard" style:family="paragraph">
      <style:text-properties fo:font-size="14pt" style:font-size-asian="14pt" style:font-size-complex="14pt" fo:language="en" fo:country="US"/>
    </style:style>
    <style:style style:name="P20" style:parent-style-name="Standard" style:family="paragraph">
      <style:text-properties fo:font-size="14pt" style:font-size-asian="14pt" style:font-size-complex="14pt" fo:language="en" fo:country="US"/>
    </style:style>
    <style:style style:name="P21" style:parent-style-name="Standard" style:family="paragraph">
      <style:text-properties fo:font-size="14pt" style:font-size-asian="14pt" style:font-size-complex="14pt" fo:language="en" fo:country="US"/>
    </style:style>
    <style:style style:name="P22" style:parent-style-name="Standard" style:family="paragraph">
      <style:text-properties fo:font-size="14pt" style:font-size-asian="14pt" style:font-size-complex="14pt" fo:language="en" fo:country="US"/>
    </style:style>
    <style:style style:name="P23" style:parent-style-name="Standard" style:family="paragraph">
      <style:text-properties fo:font-size="14pt" style:font-size-asian="14pt" style:font-size-complex="14pt" fo:language="en" fo:country="US"/>
    </style:style>
    <style:style style:name="P24" style:parent-style-name="Standard" style:family="paragraph">
      <style:text-properties fo:font-size="14pt" style:font-size-asian="14pt" style:font-size-complex="14pt" fo:language="en" fo:country="US"/>
    </style:style>
    <style:style style:name="P25" style:parent-style-name="Standard" style:family="paragraph">
      <style:text-properties fo:font-size="14pt" style:font-size-asian="14pt" style:font-size-complex="14pt" fo:language="en" fo:country="US"/>
    </style:style>
    <style:style style:name="P26" style:parent-style-name="Standard" style:family="paragraph">
      <style:text-properties fo:font-size="14pt" style:font-size-asian="14pt" style:font-size-complex="14pt" fo:language="en" fo:country="US"/>
    </style:style>
    <style:style style:name="P27" style:parent-style-name="Standard" style:family="paragraph">
      <style:text-properties fo:font-size="14pt" style:font-size-asian="14pt" style:font-size-complex="14pt" fo:language="en" fo:country="US"/>
    </style:style>
    <style:style style:name="P28" style:parent-style-name="Standard" style:family="paragraph">
      <style:text-properties fo:font-size="14pt" style:font-size-asian="14pt" style:font-size-complex="14pt" fo:language="en" fo:country="US"/>
    </style:style>
    <style:style style:name="P29" style:parent-style-name="Standard" style:family="paragraph">
      <style:text-properties fo:font-size="14pt" style:font-size-asian="14pt" style:font-size-complex="14pt" fo:language="en" fo:country="US"/>
    </style:style>
    <style:style style:name="P30" style:parent-style-name="Standard" style:family="paragraph">
      <style:text-properties fo:font-size="14pt" style:font-size-asian="14pt" style:font-size-complex="14pt" fo:language="en" fo:country="US"/>
    </style:style>
    <style:style style:name="P31" style:parent-style-name="Standard" style:family="paragraph">
      <style:text-properties fo:font-size="14pt" style:font-size-asian="14pt" style:font-size-complex="14pt" fo:language="en" fo:country="US"/>
    </style:style>
    <style:style style:name="P32" style:parent-style-name="Standard" style:family="paragraph">
      <style:text-properties fo:font-size="14pt" style:font-size-asian="14pt" style:font-size-complex="14pt" fo:language="en" fo:country="US"/>
    </style:style>
    <style:style style:name="P33" style:parent-style-name="Standard" style:family="paragraph">
      <style:text-properties fo:font-size="14pt" style:font-size-asian="14pt" style:font-size-complex="14pt" fo:language="en" fo:country="US"/>
    </style:style>
    <style:style style:name="P34" style:parent-style-name="Standard" style:family="paragraph">
      <style:text-properties fo:font-size="14pt" style:font-size-asian="14pt" style:font-size-complex="14pt" fo:language="en" fo:country="US"/>
    </style:style>
    <style:style style:name="P35" style:parent-style-name="Standard" style:family="paragraph">
      <style:text-properties fo:font-size="14pt" style:font-size-asian="14pt" style:font-size-complex="14pt" fo:language="en" fo:country="US"/>
    </style:style>
    <style:style style:name="P36" style:parent-style-name="Standard" style:family="paragraph">
      <style:text-properties fo:font-size="14pt" style:font-size-asian="14pt" style:font-size-complex="14pt" fo:language="en" fo:country="US"/>
    </style:style>
    <style:style style:name="P37" style:parent-style-name="Standard" style:family="paragraph">
      <style:text-properties fo:font-size="14pt" style:font-size-asian="14pt" style:font-size-complex="14pt" fo:language="en" fo:country="US"/>
    </style:style>
    <style:style style:name="P38" style:parent-style-name="Standard" style:family="paragraph">
      <style:text-properties fo:color="#FFFFFF" fo:letter-spacing="-0.0138in" style:letter-kerning="true" fo:font-size="13pt" style:font-size-asian="13pt" style:font-size-complex="14pt" style:text-underline-type="single" style:text-underline-style="solid" style:text-underline-width="auto" style:text-underline-mode="skip-white-space" style:text-underline-color="#FFFFFF" fo:language="en" fo:country="US"/>
    </style:style>
    <style:style style:name="T39" style:parent-style-name="Основнойшрифтабзаца" style:family="text">
      <style:text-properties style:font-name="Calibri" fo:font-variant="small-caps" fo:color="#FFFFFF" fo:letter-spacing="-0.0138in" style:text-scale="33%" style:letter-kerning="true" fo:font-size="1pt" style:font-size-asian="1pt" style:font-size-complex="1pt" style:text-underline-type="single" style:text-underline-style="solid" style:text-underline-width="auto" style:text-underline-mode="skip-white-space" style:text-underline-color="#FFFFFF"/>
    </style:style>
    <style:style style:name="T40" style:parent-style-name="Основнойшрифтабзаца" style:family="text">
      <style:text-properties style:font-name="Calibri" fo:font-variant="small-caps" fo:color="#FFFFFF" fo:letter-spacing="-0.0138in" style:text-scale="33%" style:letter-kerning="true" fo:font-size="1pt" style:font-size-asian="1pt" style:font-size-complex="1pt" style:text-underline-type="single" style:text-underline-style="solid" style:text-underline-width="auto" style:text-underline-mode="skip-white-space" style:text-underline-color="#FFFFFF"/>
    </style:style>
  </office:automatic-styles>
  <office:body>
    <office:text text:use-soft-page-breaks="true">
      <text:p text:style-name="P1">VARNA UNIVERSITY OF MANAGEMENT</text:p>
      <text:p text:style-name="P2"/>
      <text:p text:style-name="P3">Student Indentification number: 2016078</text:p>
      <text:p text:style-name="P4">Student name: Vladyslav Kotliarenko</text:p>
      <text:p text:style-name="P5"/>
      <text:p text:style-name="P6">Module and Year of study: Software Engineering</text:p>
      <text:p text:style-name="P7"/>
      <text:p text:style-name="P8">Module:Research Methods</text:p>
      <text:p text:style-name="P9"/>
      <text:p text:style-name="P10"/>
      <text:p text:style-name="P11">I<text:s/>want to introduce myself, my name is Vladislav Kotlyarenko. I'm studying SE. I would like to provide an individual analytical report describing my experience in preparing a group study report. In which my team explored this topic, namely "Robots in the home - improvements or new challenges?". On the given topic, we conducted an online questionnaire. Where users had to answer test questions and open questions. There were 18 questions in total. At the end of this experiment, we summed up the results, where everything is described in the general analytical report.</text:p>
      <text:p text:style-name="P12">Our group consisted of 4 people, in which we distributed the work among ourselves. Each of the group had an equal amount of work on this study.</text:p>
      <text:p text:style-name="P13">We have outlined the necessary tasks and action plan of<text:s/>our work. Having built a schedule of robots, we confidently began to go towards the fulfillment of the goal. Everything happened through a conference call. We were constantly in touch and helped each other when needed! Each member of our group reported progress and if there were any difficulties, we immediately tried to solve them.</text:p>
      <text:p text:style-name="P14">Miroslava took care of the design of the robot. Natalia took over the review of critical literature, and also helped Miroslava to draw up a plan of action and discuss the future<text:s/>of this experiment. Rassoul and I took on the task of writing questions in two languages namely (English and Russian). In addition to this, at the end of the experiment, I analyzed the results.</text:p>
      <text:p text:style-name="P15">An approximate schedule of our robots was as follows:</text:p>
      <text:p text:style-name="P16">November 20 - Miroslava and Natalia discussed the review of literature and methodology, as well as the coordination of questions for the form.</text:p>
      <text:p text:style-name="P17">November 27-29 - Rassul and I created an online questionnaire.</text:p>
      <text:p text:style-name="P18">November 29 to 7 - Distribution of the questionnaire in social networks, among friends, relatives, and so on. Our entire team was involved in this. Due to the fact that our team compiled from Russian speakers, most of the answers came in Russian.</text:p>
      <text:p text:style-name="P19">In December, Natalia conducted and described the literary backbone<text:s/>of our research.</text:p>
      <text:p text:style-name="P20">January 10-23 - I analyzed the results of this experiment and wrote a detailed report.</text:p>
      <text:p text:style-name="P21">January 23 - Miroslava was engaged in the preparation of the results in an Excel spreadsheet and documentation.</text:p>
      <text:p text:style-name="P22">January 24 - discussions of the final<text:s/>edits with the team.</text:p>
      <text:p text:style-name="P23">I can say that there were only advantages over this research project. Because, there was well-coordinated teamwork and, most importantly, the support of each member of our team and mutual understanding.</text:p>
      <text:soft-page-break/>
      <text:p text:style-name="P24">From this group task, I acquired<text:s/>the knowledge of how to create a questionnaire, learned how to analyze the data, study methodologies. With the skills I have learned to communicate with people and work in a team.</text:p>
      <text:p text:style-name="P25">I can only point out the strengths of each member of our team. Each participant was efficient, the ability to think quickly.</text:p>
      <text:p text:style-name="P26">Preparedness to perform this task, collectivism, purposefulness in work, a pleasant atmosphere in the team, which gives the activity and interest of group members to this task. Everyone actively participates, no one is left behind.</text:p>
      <text:p text:style-name="P27">I believe that our team has no weaknesses, as each of us has done a great job and responsibly approached the implementation of the assigned tasks.</text:p>
      <text:p text:style-name="P28">Skillfully distributed forces and time for the greatest efficiency in work. <text:s/>Responsible approached the solution of the assigned tasks. <text:s/>Analyzed his work to achieve a more successful result.</text:p>
      <text:p text:style-name="P29">As a conclusion, we emphasize that each member of our group did their work very efficiently and skillfully, which makes it possible to verify this<text:s/>by reading our report on the group study.</text:p>
      <text:p text:style-name="P30">Thank you for your attention!</text:p>
      <text:p text:style-name="P31"/>
      <text:p text:style-name="P32"/>
      <text:p text:style-name="P33"/>
      <text:p text:style-name="P34"/>
      <text:p text:style-name="P35"/>
      <text:p text:style-name="P36"/>
      <text:p text:style-name="P37"/>
      <text:p text:style-name="P38"/>
      <text:p text:style-name="Standard"><text:span text:style-name="T39">А</text:span><text:span text:style-name="T40">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 а<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ma</meta:initial-creator>
    <dc:creator>Dima</dc:creator>
    <meta:creation-date>2022-01-26T16:03:00Z</meta:creation-date>
    <dc:date>2022-01-26T16:03:00Z</dc:date>
    <meta:template xlink:href="Normal.dotm" xlink:type="simple"/>
    <meta:editing-cycles>2</meta:editing-cycles>
    <meta:editing-duration>PT0S</meta:editing-duration>
    <meta:document-statistic meta:page-count="2" meta:paragraph-count="8" meta:word-count="650" meta:character-count="4353" meta:row-count="30" meta:non-whitespace-character-count="3711"/>
  </office:meta>
</office:document-meta>
</file>